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fr" fo:country="FR" fo:font-weight="bold" officeooo:rsid="0005c0ca" officeooo:paragraph-rsid="0005c0ca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language="fr" fo:country="FR" fo:font-weight="bold" officeooo:rsid="0005c0ca" officeooo:paragraph-rsid="0005c0ca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language="fr" fo:country="FR" fo:font-weight="normal" officeooo:rsid="0005c0ca" officeooo:paragraph-rsid="0005c0ca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language="fr" fo:country="FR" fo:font-weight="normal" officeooo:rsid="0005c0ca" officeooo:paragraph-rsid="00060d01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language="fr" fo:country="FR" fo:font-weight="normal" officeooo:rsid="00060d01" officeooo:paragraph-rsid="00060d01" style:font-size-asian="15pt" style:font-weight-asian="normal" style:font-size-complex="15pt" style:font-weight-complex="normal"/>
    </style:style>
    <style:style style:name="T1" style:family="text">
      <style:text-properties officeooo:rsid="00060d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ication</text:p>
      <text:p text:style-name="P2"/>
      <text:p text:style-name="P3">Pour préremplir la base de données il faut créer une base nommée ‘dbProject’, puis depuis phpmyadmin il faut importer le fichier ‘dbProject.sql’.</text:p>
      <text:p text:style-name="P3"/>
      <text:p text:style-name="P3">Pour modifier l’avatar d’un compte il faudra possible<text:span text:style-name="T1">ment</text:span> donner les droits aux dossiers contenants les images.</text:p>
      <text:p text:style-name="P3"/>
      <text:p text:style-name="P3">Voici la liste des identifiants déjà présents dans la base de données ainsi que leur mot de passe:</text:p>
      <text:p text:style-name="P3"><text:tab/>-username: Admin<text:tab/>mdp: Admin123!</text:p>
      <text:p text:style-name="P3"><text:tab/>-username: Dapenta<text:tab/>mdp: <text:span text:style-name="T1">Dapenta77</text:span>!</text:p>
      <text:p text:style-name="P3"><text:tab/>-username: <text:span text:style-name="T1">Happy</text:span><text:tab/>mdp: <text:span text:style-name="T1">Test</text:span>123!</text:p>
      <text:p text:style-name="P4"><text:tab/>-username: <text:span text:style-name="T1">Simon</text:span> <text:tab/>mdp: <text:span text:style-name="T1">Test</text:span>123!</text:p>
      <text:p text:style-name="P4"><text:tab/>-username: <text:span text:style-name="T1">Theo</text:span> <text:tab/><text:tab/>mdp: <text:span text:style-name="T1">Test</text:span>123!</text:p>
      <text:p text:style-name="P4"/>
      <text:p text:style-name="P5">Logiquement les autres fonctionnalités du site sont assez compréhensibles et ne demandent pas d’explication particuliè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23T21:11:07.412533629</meta:creation-date>
    <dc:date>2021-05-23T21:27:00.572472143</dc:date>
    <meta:editing-duration>PT5M11S</meta:editing-duration>
    <meta:editing-cycles>1</meta:editing-cycles>
    <meta:generator>LibreOffice/7.1.3.2$MacOSX_X86_64 LibreOffice_project/47f78053abe362b9384784d31a6e56f8511eb1c1</meta:generator>
    <meta:document-statistic meta:table-count="0" meta:image-count="0" meta:object-count="0" meta:page-count="1" meta:paragraph-count="10" meta:word-count="92" meta:character-count="648" meta:non-whitespace-character-count="558"/>
  </office:meta>
</office:document-meta>
</file>